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Action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AllAction.SelectAllAction( JText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AllAction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Action.DeleteAction( JText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Action.is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teAction.is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leteAction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tAction.is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xtEventQueue.dispatchEvent( AWTEvent 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utAction.CutAction( JText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lectAllAction.isEnab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tAction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teAction.is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yAction.CopyAction( JText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steAction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steAction.PasteAction( JTextComponent co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